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99in"/>
    </style:style>
    <style:style style:name="co2" style:family="table-column">
      <style:table-column-properties fo:break-before="auto" style:column-width="0.9484in"/>
    </style:style>
    <style:style style:name="co3" style:family="table-column">
      <style:table-column-properties fo:break-before="auto" style:column-width="3.592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5957in"/>
    </style:style>
    <style:style style:name="co6" style:family="table-column">
      <style:table-column-properties fo:break-before="auto" style:column-width="4.7457in"/>
    </style:style>
    <style:style style:name="co7" style:family="table-column">
      <style:table-column-properties fo:break-before="auto" style:column-width="1.9661in"/>
    </style:style>
    <style:style style:name="co8" style:family="table-column">
      <style:table-column-properties fo:break-before="auto" style:column-width="2.1307in"/>
    </style:style>
    <style:style style:name="co9" style:family="table-column">
      <style:table-column-properties fo:break-before="auto" style:column-width="2.4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Aircraf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esignation</text:p>
          </table:table-cell>
          <table:table-cell office:value-type="string">
            <text:p>Manufacturer</text:p>
          </table:table-cell>
          <table:table-cell office:value-type="string">
            <text:p>Status</text:p>
          </table:table-cell>
          <table:table-cell office:value-type="string">
            <text:p>Number built</text:p>
          </table:table-cell>
          <table:table-cell office:value-type="string">
            <text:p>Remarks</text:p>
          </table:table-cell>
          <table:table-cell office:value-type="string">
            <text:p>Main variant</text:p>
          </table:table-cell>
        </table:table-row>
        <table:table-row table:style-name="ro1">
          <table:table-cell office:value-type="string">
            <text:p>H-5</text:p>
          </table:table-cell>
          <table:table-cell office:value-type="string">
            <text:p>Harbin</text:p>
          </table:table-cell>
          <table:table-cell office:value-type="string">
            <text:p>Retired in 2011</text:p>
          </table:table-cell>
          <table:table-cell office:value-type="string">
            <text:p>hundreds</text:p>
          </table:table-cell>
          <table:table-cell office:value-type="string">
            <text:p>Strategic bomber</text:p>
          </table:table-cell>
          <table:table-cell office:value-type="string">
            <text:p>H-5 - Standard three-seat tactical bomber H-5A - Nuclear capable variant</text:p>
          </table:table-cell>
        </table:table-row>
        <table:table-row table:style-name="ro1">
          <table:table-cell office:value-type="string">
            <text:p>SH-5</text:p>
          </table:table-cell>
          <table:table-cell office:value-type="string">
            <text:p>Harbin</text:p>
          </table:table-cell>
          <table:table-cell office:value-type="string">
            <text:p>Active</text:p>
          </table:table-cell>
          <table:table-cell office:value-type="float" office:value="7">
            <text:p>7</text:p>
          </table:table-cell>
          <table:table-cell office:value-type="string">
            <text:p>Amphibious ASW-bomber</text:p>
          </table:table-cell>
          <table:table-cell office:value-type="string">
            <text:p>SH-5X - Prototype SH-5 - Maritime patrol <text:s/>SH-B - Firefighter</text:p>
          </table:table-cell>
        </table:table-row>
        <table:table-row table:style-name="ro1">
          <table:table-cell office:value-type="string">
            <text:p>H-6</text:p>
          </table:table-cell>
          <table:table-cell office:value-type="string">
            <text:p>Xi'an</text:p>
          </table:table-cell>
          <table:table-cell office:value-type="string">
            <text:p>Active</text:p>
          </table:table-cell>
          <table:table-cell office:value-type="string">
            <text:p>231+</text:p>
          </table:table-cell>
          <table:table-cell office:value-type="string">
            <text:p>Strategic bomber</text:p>
          </table:table-cell>
          <table:table-cell office:value-type="string">
            <text:p>H-6 – Conventional bomber H-6A – Nuclear capable variant H-6B – Aerial reconnaissance variant H-6C – H-6 with improved counter-measures suite. H-6D – Anti-ship missile carrier introduced in early 1980s H-6E – H-6A with improved counter-measures suite H-6F – Upgraded H-6A and H-6C with modern electronics H-6G – Provides targeting data to ground-launched cruise missiles H-6H – Land-attack cruise missile carrier</text:p>
          </table:table-cell>
        </table:table-row>
        <table:table-row table:style-name="ro1">
          <table:table-cell office:value-type="string">
            <text:p>H-6(modernized)</text:p>
          </table:table-cell>
          <table:table-cell office:value-type="string">
            <text:p>Xi'an</text:p>
          </table:table-cell>
          <table:table-cell office:value-type="string">
            <text:p>Active</text:p>
          </table:table-cell>
          <table:table-cell office:value-type="string">
            <text:p>231+</text:p>
          </table:table-cell>
          <table:table-cell office:value-type="string">
            <text:p>Strategic bomber, modernized H-6</text:p>
          </table:table-cell>
          <table:table-cell office:value-type="string">
            <text:p>H-6K – Modernized H-6 with new engines, larger air intakes, re-designed flight deck and large dielectric nose radome H-6M – Cruise missile carrier, fitted with terrain-following system and four under-wing hardpoints for weapons carriage H-6N – Air-launched ballistic missile carrier capable of launching Dongfeng-21D anti-ship ballistic missile or the CJ-100 supersonic cruise missile,</text:p>
          </table:table-cell>
        </table:table-row>
        <table:table-row table:style-name="ro1">
          <table:table-cell office:value-type="string">
            <text:p>JH-7</text:p>
          </table:table-cell>
          <table:table-cell office:value-type="string">
            <text:p>Xi'an</text:p>
          </table:table-cell>
          <table:table-cell office:value-type="string">
            <text:p>Active</text:p>
          </table:table-cell>
          <table:table-cell office:value-type="float" office:value="270">
            <text:p>270</text:p>
          </table:table-cell>
          <table:table-cell office:value-type="string">
            <text:p>Fighter-bomber</text:p>
          </table:table-cell>
          <table:table-cell office:value-type="string">
            <text:p>JH-7 – Initial production version JH-7A – Upgrade variant with new structure and improved avionics JH-7A2 – Improved variant with new radar and enhanced air-to-surface missile carrying capabilities.</text:p>
          </table:table-cell>
        </table:table-row>
        <table:table-row table:style-name="ro1">
          <table:table-cell office:value-type="string">
            <text:p>H-8</text:p>
          </table:table-cell>
          <table:table-cell office:value-type="string">
            <text:p>Xi'an</text:p>
          </table:table-cell>
          <table:table-cell office:value-type="string">
            <text:p>Cancelled</text:p>
          </table:table-cell>
          <table:table-cell office:value-type="float" office:value="-0">
            <text:p>-0</text:p>
          </table:table-cell>
          <table:table-cell office:value-type="string">
            <text:p>Development of H-6, project cancelled</text:p>
          </table:table-cell>
          <table:table-cell/>
        </table:table-row>
        <table:table-row table:style-name="ro1">
          <table:table-cell office:value-type="string">
            <text:p>H-20</text:p>
          </table:table-cell>
          <table:table-cell office:value-type="string">
            <text:p>Xi'an</text:p>
          </table:table-cell>
          <table:table-cell office:value-type="string">
            <text:p>In development</text:p>
          </table:table-cell>
          <table:table-cell office:value-type="float" office:value="-0">
            <text:p>-0</text:p>
          </table:table-cell>
          <table:table-cell office:value-type="string">
            <text:p>Strategic bomber</text:p>
          </table:table-cell>
          <table:table-cell/>
        </table:table-row>
        <table:table-row table:style-name="ro1">
          <table:table-cell office:value-type="string">
            <text:p>J-2</text:p>
          </table:table-cell>
          <table:table-cell office:value-type="string">
            <text:p>Shenyang</text:p>
          </table:table-cell>
          <table:table-cell office:value-type="string">
            <text:p>Retired in 1986</text:p>
          </table:table-cell>
          <table:table-cell office:value-type="float" office:value="500">
            <text:p>500</text:p>
          </table:table-cell>
          <table:table-cell office:value-type="string">
            <text:p>Air superiority fighter</text:p>
          </table:table-cell>
          <table:table-cell office:value-type="string">
            <text:p>J-2 – single seat fighter JJ-2 – Two seat trainer</text:p>
          </table:table-cell>
        </table:table-row>
        <table:table-row table:style-name="ro1">
          <table:table-cell office:value-type="string">
            <text:p>J-5</text:p>
          </table:table-cell>
          <table:table-cell office:value-type="string">
            <text:p>Shenyang</text:p>
          </table:table-cell>
          <table:table-cell office:value-type="string">
            <text:p>Retired in 1992</text:p>
          </table:table-cell>
          <table:table-cell office:value-type="float" office:value="1820">
            <text:p>1820</text:p>
          </table:table-cell>
          <table:table-cell office:value-type="string">
            <text:p>Air superiority fighter</text:p>
          </table:table-cell>
          <table:table-cell office:value-type="string">
            <text:p>J-5 – single seat fighter JJ-5 – Two seat trainer J-5A – Radar upgraded varaint</text:p>
          </table:table-cell>
        </table:table-row>
        <table:table-row table:style-name="ro1">
          <table:table-cell office:value-type="string">
            <text:p>J-6</text:p>
          </table:table-cell>
          <table:table-cell office:value-type="string">
            <text:p>Shenyang</text:p>
          </table:table-cell>
          <table:table-cell office:value-type="string">
            <text:p>Retired in 2010</text:p>
          </table:table-cell>
          <table:table-cell office:value-type="float" office:value="4500">
            <text:p>4500</text:p>
          </table:table-cell>
          <table:table-cell office:value-type="string">
            <text:p>Air superiority fighter</text:p>
          </table:table-cell>
          <table:table-cell office:value-type="string">
            <text:p>J-6A – single seat fighter J-6B – Upgraded J-6A with two air-to-air missiles and removed the cannon J-6C – Day fighter version with three 30mm cannon, braking parachute and domestic built engine J-6III – Upgraded J-6A with radome on the splitter plate and domestic built radar JJ-6 – two-seat trainer JZ-6 – <text:s/>reconnaissance version with fuselage camera pack replacing cannon J-6W - unmanned variant</text:p>
          </table:table-cell>
        </table:table-row>
        <table:table-row table:style-name="ro1">
          <table:table-cell office:value-type="string">
            <text:p>J-7</text:p>
          </table:table-cell>
          <table:table-cell office:value-type="string">
            <text:p>Chengdu</text:p>
          </table:table-cell>
          <table:table-cell office:value-type="string">
            <text:p>Active</text:p>
          </table:table-cell>
          <table:table-cell office:value-type="float" office:value="2400">
            <text:p>2400</text:p>
          </table:table-cell>
          <table:table-cell office:value-type="string">
            <text:p>Air superiority fighter</text:p>
          </table:table-cell>
          <table:table-cell office:value-type="string">
            <text:p>J-7 – <text:s/>First domestically built model J-7I – <text:s/>Improved J-7 with an additional gun, variable intake nosecone and modified intake wall J-7B/J-7II – <text:s/>Improved J-7I with larger fuel tank, upgraded WP-7II engine J-7IIA – <text:s/>Upgraded J-7II with western avionics J-7C/J-7III – <text:s/>all-weather fighter models equipped with fire control radar, powered by WP-13F and Type 481 data link J-7D/J-7IIIA – <text:s/>Upgraded J-7III with newer avionics and WP-13FI engine J-7E/J-7IV– <text:s/>modernized J-7 with newly designed double delta wing and upgraded avionics J-7FS – <text:s/>utilizes WP-13IIS engine and a redesigned under-chin inlet with a divider inside the intake J-7G – <text:s/>further development of J-7E with newer radar JJ-7- two-seat trainer</text:p>
          </table:table-cell>
        </table:table-row>
        <table:table-row table:style-name="ro1">
          <table:table-cell office:value-type="string">
            <text:p>J-8</text:p>
          </table:table-cell>
          <table:table-cell office:value-type="string">
            <text:p>Shenyang</text:p>
          </table:table-cell>
          <table:table-cell office:value-type="string">
            <text:p>Retired in 2011</text:p>
          </table:table-cell>
          <table:table-cell office:value-type="float" office:value="120">
            <text:p>120</text:p>
          </table:table-cell>
          <table:table-cell office:value-type="string">
            <text:p>Interceptor</text:p>
          </table:table-cell>
          <table:table-cell office:value-type="string">
            <text:p>J-8 - Initial day fighter variant J-8I - Improved all-weather variant <text:s/>J-8E - Upgraded J-8I with mono-pulse fire-control radar and improved ECM suite JZ-8 - Reconnaissance variant J-8ACT - Fly-by-wire test-bed aircraft</text:p>
          </table:table-cell>
        </table:table-row>
        <table:table-row table:style-name="ro1">
          <table:table-cell office:value-type="string">
            <text:p>J-8II</text:p>
          </table:table-cell>
          <table:table-cell office:value-type="string">
            <text:p>Shenyang</text:p>
          </table:table-cell>
          <table:table-cell office:value-type="string">
            <text:p>Active</text:p>
          </table:table-cell>
          <table:table-cell office:value-type="float" office:value="260">
            <text:p>260</text:p>
          </table:table-cell>
          <table:table-cell office:value-type="string">
            <text:p>Interceptor Developed from J-8</text:p>
          </table:table-cell>
          <table:table-cell office:value-type="string">
            <text:p>J-8II - Re-engineered from J-8I with redesigned nose/front section and fuselage. Replaced the nose air inlet with a solid nose and lateral air intakes, and upgraded with new WP-13 engine and type 208 radar J-8D - modified J-8B with fixed refuelling probe and updated avionics J-8F - Upgraded J-8D with WP-13BII engine, JL-10 radar and glass cockpit J-8H - Fighter-bomber variant, upgraded with KLJ-1 radar and FK-2 datalink, can carry guided bomb and anti-ship missile JZ-8 - Reconnaissance variant J-8IIACT - Fly-by-wire test-bed aircraft</text:p>
          </table:table-cell>
        </table:table-row>
        <table:table-row table:style-name="ro1">
          <table:table-cell office:value-type="string">
            <text:p>J-9</text:p>
          </table:table-cell>
          <table:table-cell office:value-type="string">
            <text:p>Chengdu</text:p>
          </table:table-cell>
          <table:table-cell office:value-type="string">
            <text:p>Cancelled</text:p>
          </table:table-cell>
          <table:table-cell office:value-type="float" office:value="-0">
            <text:p>-0</text:p>
          </table:table-cell>
          <table:table-cell office:value-type="string">
            <text:p>Air superiority fighter, cancelled single-engine fighter project during 1980s</text:p>
          </table:table-cell>
          <table:table-cell/>
        </table:table-row>
        <table:table-row table:style-name="ro1">
          <table:table-cell office:value-type="string">
            <text:p>FC-1 (JF-17)</text:p>
          </table:table-cell>
          <table:table-cell office:value-type="string">
            <text:p>Chengdu/PAC</text:p>
          </table:table-cell>
          <table:table-cell office:value-type="string">
            <text:p>Active</text:p>
          </table:table-cell>
          <table:table-cell office:value-type="float" office:value="154">
            <text:p>154</text:p>
          </table:table-cell>
          <table:table-cell office:value-type="string">
            <text:p>Multi-role fighter, jointly developed by Chengdu and PAC, Pakistan</text:p>
          </table:table-cell>
          <table:table-cell office:value-type="string">
            <text:p>JF-17A - Single-seat fighter JF-17B - Twin-seat variant JF-17 Block2 - Upgraded with composites in the airframe for reduced weight and air-to-air refuelling capability JF-17 Block3 - Upgraded with AESA radar, <text:s/>fly-by-wire flight control system, IRST. Replace the RD-93MA engine with Guizhou WS-13 engine</text:p>
          </table:table-cell>
        </table:table-row>
        <table:table-row table:style-name="ro1">
          <table:table-cell office:value-type="string">
            <text:p>J-10</text:p>
          </table:table-cell>
          <table:table-cell office:value-type="string">
            <text:p>Chengdu</text:p>
          </table:table-cell>
          <table:table-cell office:value-type="string">
            <text:p>Active</text:p>
          </table:table-cell>
          <table:table-cell office:value-type="float" office:value="468">
            <text:p>468</text:p>
          </table:table-cell>
          <table:table-cell office:value-type="string">
            <text:p>Multi-role fighter</text:p>
          </table:table-cell>
          <table:table-cell office:value-type="string">
            <text:p>J-10A: Single seat fighter J-10S: Twin-seated trainer variant of J-10A J-10B: An upgraded J-10 with DSI intake and PESA radar IRST, powered by the AL-31FN M1 J-10B TVC Demonstrator: A prototype fighter based on J-10B that is equipped with WS-10B thrust-vectoring control engine J-10C: Upgraded J-10B equipped with AESA radar and imaging infrared seeker (IIR)</text:p>
          </table:table-cell>
        </table:table-row>
        <table:table-row table:style-name="ro1">
          <table:table-cell office:value-type="string">
            <text:p>J-11</text:p>
          </table:table-cell>
          <table:table-cell office:value-type="string">
            <text:p>Shenyang</text:p>
          </table:table-cell>
          <table:table-cell office:value-type="string">
            <text:p>Active</text:p>
          </table:table-cell>
          <table:table-cell office:value-type="string">
            <text:p>440+</text:p>
          </table:table-cell>
          <table:table-cell office:value-type="string">
            <text:p>Air superiority fighter</text:p>
          </table:table-cell>
          <table:table-cell office:value-type="string">
            <text:p>J-11A (or J-11): Chinese/Russian assembled Su-27SK from Russian-made kits J-11B: Chinese-developed variant with domestic subsystems. Block 02 powered by Shenyang WS-10 turbofan J-11BS: twin-seat version <text:s/>J-11B(AESA): Variant with light-grey radome; speculated to be equipped with AESA radar.</text:p>
          </table:table-cell>
        </table:table-row>
        <table:table-row table:style-name="ro1">
          <table:table-cell office:value-type="string">
            <text:p>J-12</text:p>
          </table:table-cell>
          <table:table-cell office:value-type="string">
            <text:p>Nanchang</text:p>
          </table:table-cell>
          <table:table-cell office:value-type="string">
            <text:p>Cancelled</text:p>
          </table:table-cell>
          <table:table-cell office:value-type="string">
            <text:p>5-8</text:p>
          </table:table-cell>
          <table:table-cell office:value-type="string">
            <text:p>Air superiority fighter, cancelled light-weight single-engine fighter project during 1970s</text:p>
          </table:table-cell>
          <table:table-cell office:value-type="string">
            <text:p>J-12: the initial version of the light fighter with pitot bi-furcated air intake and non-afterburning engine J-12I: (aka J-12A) Improved J-12 powered by a 8,929 lbf (39.72 kN) Wopen WP-6Z afterburning turbojet</text:p>
          </table:table-cell>
        </table:table-row>
        <table:table-row table:style-name="ro1">
          <table:table-cell office:value-type="string">
            <text:p>J-13</text:p>
          </table:table-cell>
          <table:table-cell office:value-type="string">
            <text:p>Shenyang</text:p>
          </table:table-cell>
          <table:table-cell office:value-type="string">
            <text:p>Cancelled</text:p>
          </table:table-cell>
          <table:table-cell office:value-type="float" office:value="-0">
            <text:p>-0</text:p>
          </table:table-cell>
          <table:table-cell office:value-type="string">
            <text:p>Air superiority fighter, cancelled light-weight single-engine fighter project</text:p>
          </table:table-cell>
          <table:table-cell/>
        </table:table-row>
        <table:table-row table:style-name="ro1">
          <table:table-cell office:value-type="string">
            <text:p>J-15</text:p>
          </table:table-cell>
          <table:table-cell office:value-type="string">
            <text:p>Shenyang</text:p>
          </table:table-cell>
          <table:table-cell office:value-type="string">
            <text:p>Active</text:p>
          </table:table-cell>
          <table:table-cell office:value-type="string">
            <text:p>50+</text:p>
          </table:table-cell>
          <table:table-cell office:value-type="string">
            <text:p>Aircraft carrier based multi-role fighter</text:p>
          </table:table-cell>
          <table:table-cell office:value-type="string">
            <text:p>J-15: Single-seat variant J-15S: Two-seat variant J-15D: Two-seat electronic attack variant with EW pods and other electronic equipment installed and IRST sensor removed. J-15T: CATOBAR variant.</text:p>
          </table:table-cell>
        </table:table-row>
        <table:table-row table:style-name="ro1">
          <table:table-cell office:value-type="string">
            <text:p>J-16</text:p>
          </table:table-cell>
          <table:table-cell office:value-type="string">
            <text:p>Shenyang</text:p>
          </table:table-cell>
          <table:table-cell office:value-type="string">
            <text:p>Active</text:p>
          </table:table-cell>
          <table:table-cell office:value-type="string">
            <text:p>150+</text:p>
          </table:table-cell>
          <table:table-cell office:value-type="string">
            <text:p>Strike fighter</text:p>
          </table:table-cell>
          <table:table-cell office:value-type="string">
            <text:p>J-16: initial version strike variant derived from J-11BS J-16D: <text:s/>Electronic warfare (EW) variant. Equipped with wingtip EW pods; internal EW system replaces IRST and 30 mm cannon</text:p>
          </table:table-cell>
        </table:table-row>
        <table:table-row table:style-name="ro1">
          <table:table-cell office:value-type="string">
            <text:p>J-20</text:p>
          </table:table-cell>
          <table:table-cell office:value-type="string">
            <text:p>Chengdu</text:p>
          </table:table-cell>
          <table:table-cell office:value-type="string">
            <text:p>Active</text:p>
          </table:table-cell>
          <table:table-cell office:value-type="string">
            <text:p>150+</text:p>
          </table:table-cell>
          <table:table-cell office:value-type="string">
            <text:p>Stealth air superiority fighter</text:p>
          </table:table-cell>
          <table:table-cell office:value-type="string">
            <text:p>J-20A: first production variant of the J-20 J-20B: twin-seat variant</text:p>
          </table:table-cell>
        </table:table-row>
        <table:table-row table:style-name="ro1">
          <table:table-cell office:value-type="string">
            <text:p>FC-31(J-35)</text:p>
          </table:table-cell>
          <table:table-cell office:value-type="string">
            <text:p>Shenyang</text:p>
          </table:table-cell>
          <table:table-cell office:value-type="string">
            <text:p>In development</text:p>
          </table:table-cell>
          <table:table-cell office:value-type="float" office:value="4">
            <text:p>4</text:p>
          </table:table-cell>
          <table:table-cell office:value-type="string">
            <text:p>Stealth air superiority fighter in development</text:p>
          </table:table-cell>
          <table:table-cell/>
        </table:table-row>
        <table:table-row table:style-name="ro1">
          <table:table-cell office:value-type="string">
            <text:p>Q-5</text:p>
          </table:table-cell>
          <table:table-cell office:value-type="string">
            <text:p>Nanchang</text:p>
          </table:table-cell>
          <table:table-cell office:value-type="string">
            <text:p>Retired</text:p>
          </table:table-cell>
          <table:table-cell office:value-type="string">
            <text:p>1300+</text:p>
          </table:table-cell>
          <table:table-cell office:value-type="string">
            <text:p>Attack aircraft based on the Shenyang J-6</text:p>
          </table:table-cell>
          <table:table-cell office:value-type="string">
            <text:p>Q-5: Original production version with a total of 6 pylons Q-5Jia: Q-5 modified to carry nuclear bombs Q-5Yi: Torpedo attacker Q-5I(Q-5A): Q-5 with the internal weapon bay replaced by internal fuel tank, increasing fuel capacity over 70% Q-5IA(Q-5B): Improved Q-5I, radar warning receiver and flare dispensers added Q-5II(Q-5C): Q-5I with omnidirectional radar warning receivers Q-5E: pylon with ability to mount laser-guided bombs, improved fire control system JQ-5J: Tandem two seater of Q-5 Q-5L – Upgraded Q-5C, with LLLTV/FLIR vision systems for a day/night capability</text:p>
          </table:table-cell>
        </table:table-row>
        <table:table-row table:style-name="ro1">
          <table:table-cell office:value-type="string">
            <text:p>Q-6</text:p>
          </table:table-cell>
          <table:table-cell office:value-type="string">
            <text:p>Nanchang</text:p>
          </table:table-cell>
          <table:table-cell office:value-type="string">
            <text:p>Cancelled</text:p>
          </table:table-cell>
          <table:table-cell/>
          <table:table-cell office:value-type="string">
            <text:p>Attack aircraftProject cancelled</text:p>
          </table:table-cell>
          <table:table-cell/>
        </table:table-row>
        <table:table-row table:style-name="ro1">
          <table:table-cell office:value-type="string">
            <text:p>KJ-1</text:p>
          </table:table-cell>
          <table:table-cell office:value-type="string">
            <text:p>PLAAF</text:p>
          </table:table-cell>
          <table:table-cell office:value-type="string">
            <text:p>Cancelled</text:p>
          </table:table-cell>
          <table:table-cell office:value-type="string">
            <text:p>Chinese first-generation airborne early warning and control system based on Tupolev Tu-4</text:p>
          </table:table-cell>
          <table:table-cell table:number-columns-repeated="2"/>
        </table:table-row>
        <table:table-row table:style-name="ro1">
          <table:table-cell office:value-type="string">
            <text:p>KJ-2000</text:p>
          </table:table-cell>
          <table:table-cell office:value-type="string">
            <text:p>NRIET</text:p>
          </table:table-cell>
          <table:table-cell office:value-type="string">
            <text:p>Active</text:p>
          </table:table-cell>
          <table:table-cell office:value-type="string">
            <text:p>Chinese airborne early warning and control based on <text:s/>Ilyushin Il-76</text:p>
          </table:table-cell>
          <table:table-cell table:number-columns-repeated="2"/>
        </table:table-row>
        <table:table-row table:style-name="ro1">
          <table:table-cell office:value-type="string">
            <text:p>KJ-200</text:p>
          </table:table-cell>
          <table:table-cell office:value-type="string">
            <text:p>Shaanxi</text:p>
          </table:table-cell>
          <table:table-cell office:value-type="string">
            <text:p>Active</text:p>
          </table:table-cell>
          <table:table-cell office:value-type="string">
            <text:p>Chinese airborne early warning and control based on Y-8</text:p>
          </table:table-cell>
          <table:table-cell table:number-columns-repeated="2"/>
        </table:table-row>
        <table:table-row table:style-name="ro1">
          <table:table-cell office:value-type="string">
            <text:p>KJ-500</text:p>
          </table:table-cell>
          <table:table-cell office:value-type="string">
            <text:p>Shaanxi</text:p>
          </table:table-cell>
          <table:table-cell office:value-type="string">
            <text:p>Active</text:p>
          </table:table-cell>
          <table:table-cell office:value-type="string">
            <text:p>Chinese airborne early warning and control based on Y-9</text:p>
          </table:table-cell>
          <table:table-cell table:number-columns-repeated="2"/>
        </table:table-row>
        <table:table-row table:style-name="ro1">
          <table:table-cell office:value-type="string">
            <text:p>KJ-600</text:p>
          </table:table-cell>
          <table:table-cell office:value-type="string">
            <text:p>Xi'an</text:p>
          </table:table-cell>
          <table:table-cell office:value-type="string">
            <text:p>In development</text:p>
          </table:table-cell>
          <table:table-cell office:value-type="string">
            <text:p>Chinese carrier-based airborne early warning and control based on Y-7</text:p>
          </table:table-cell>
          <table:table-cell table:number-columns-repeated="2"/>
        </table:table-row>
        <table:table-row table:style-name="ro1">
          <table:table-cell office:value-type="string">
            <text:p>Beijing 1</text:p>
          </table:table-cell>
          <table:table-cell office:value-type="string">
            <text:p>Beijing</text:p>
          </table:table-cell>
          <table:table-cell office:value-type="string">
            <text:p>Twin-engined light airliner, cancelled</text:p>
          </table:table-cell>
          <table:table-cell table:number-columns-repeated="3"/>
        </table:table-row>
        <table:table-row table:style-name="ro1">
          <table:table-cell office:value-type="string">
            <text:p>Shenyang Type 5</text:p>
          </table:table-cell>
          <table:table-cell office:value-type="string">
            <text:p>Shenyang</text:p>
          </table:table-cell>
          <table:table-cell office:value-type="string">
            <text:p>License-built Yak-12 utility aircraft.</text:p>
          </table:table-cell>
          <table:table-cell table:number-columns-repeated="3"/>
        </table:table-row>
        <table:table-row table:style-name="ro1">
          <table:table-cell office:value-type="string">
            <text:p>Y-5</text:p>
          </table:table-cell>
          <table:table-cell office:value-type="string">
            <text:p>Shijiazhuang</text:p>
          </table:table-cell>
          <table:table-cell office:value-type="string">
            <text:p>Copy of An-2</text:p>
          </table:table-cell>
          <table:table-cell table:number-columns-repeated="3"/>
        </table:table-row>
        <table:table-row table:style-name="ro1">
          <table:table-cell office:value-type="string">
            <text:p>Y-6</text:p>
          </table:table-cell>
          <table:table-cell/>
          <table:table-cell office:value-type="string">
            <text:p>Il-14</text:p>
          </table:table-cell>
          <table:table-cell table:number-columns-repeated="3"/>
        </table:table-row>
        <table:table-row table:style-name="ro1">
          <table:table-cell office:value-type="string">
            <text:p>Y-7</text:p>
          </table:table-cell>
          <table:table-cell office:value-type="string">
            <text:p>Xi'an</text:p>
          </table:table-cell>
          <table:table-cell office:value-type="string">
            <text:p>Copy of An-24</text:p>
          </table:table-cell>
          <table:table-cell table:number-columns-repeated="3"/>
        </table:table-row>
        <table:table-row table:style-name="ro1">
          <table:table-cell office:value-type="string">
            <text:p>Y-8</text:p>
          </table:table-cell>
          <table:table-cell office:value-type="string">
            <text:p>Shaanxi</text:p>
          </table:table-cell>
          <table:table-cell office:value-type="string">
            <text:p>Copy of An-12</text:p>
          </table:table-cell>
          <table:table-cell table:number-columns-repeated="3"/>
        </table:table-row>
        <table:table-row table:style-name="ro1">
          <table:table-cell office:value-type="string">
            <text:p>Y-9</text:p>
          </table:table-cell>
          <table:table-cell office:value-type="string">
            <text:p>Shaanxi</text:p>
          </table:table-cell>
          <table:table-cell office:value-type="string">
            <text:p>Multi-purpose transport, variant of the Y-8 (as Y-8X)</text:p>
          </table:table-cell>
          <table:table-cell table:number-columns-repeated="3"/>
        </table:table-row>
        <table:table-row table:style-name="ro1">
          <table:table-cell office:value-type="string">
            <text:p>Y-10</text:p>
          </table:table-cell>
          <table:table-cell office:value-type="string">
            <text:p>Shanghai</text:p>
          </table:table-cell>
          <table:table-cell office:value-type="string">
            <text:p>Boeing 707 class airliner, cancelled</text:p>
          </table:table-cell>
          <table:table-cell table:number-columns-repeated="3"/>
        </table:table-row>
        <table:table-row table:style-name="ro1">
          <table:table-cell office:value-type="string">
            <text:p>Y-11</text:p>
          </table:table-cell>
          <table:table-cell office:value-type="string">
            <text:p>Harbin</text:p>
          </table:table-cell>
          <table:table-cell office:value-type="string">
            <text:p>7 seats utility aircraft</text:p>
          </table:table-cell>
          <table:table-cell table:number-columns-repeated="3"/>
        </table:table-row>
        <table:table-row table:style-name="ro1">
          <table:table-cell office:value-type="string">
            <text:p>Y-12</text:p>
          </table:table-cell>
          <table:table-cell office:value-type="string">
            <text:p>Harbin</text:p>
          </table:table-cell>
          <table:table-cell office:value-type="string">
            <text:p>17 seats utility aircraft</text:p>
          </table:table-cell>
          <table:table-cell table:number-columns-repeated="3"/>
        </table:table-row>
        <table:table-row table:style-name="ro1">
          <table:table-cell office:value-type="string">
            <text:p>Y-20</text:p>
          </table:table-cell>
          <table:table-cell office:value-type="string">
            <text:p>Xi'an</text:p>
          </table:table-cell>
          <table:table-cell office:value-type="string">
            <text:p>Chinese Large multi-purpose transport</text:p>
          </table:table-cell>
          <table:table-cell table:number-columns-repeated="3"/>
        </table:table-row>
        <table:table-row table:style-name="ro1">
          <table:table-cell office:value-type="string">
            <text:p>Y-30</text:p>
          </table:table-cell>
          <table:table-cell office:value-type="string">
            <text:p>Shenyang</text:p>
          </table:table-cell>
          <table:table-cell office:value-type="string">
            <text:p>Chinese Medium lift in development</text:p>
          </table:table-cell>
          <table:table-cell table:number-columns-repeated="3"/>
        </table:table-row>
        <table:table-row table:style-name="ro1">
          <table:table-cell office:value-type="string">
            <text:p>MA-60</text:p>
          </table:table-cell>
          <table:table-cell office:value-type="string">
            <text:p>Xi'an</text:p>
          </table:table-cell>
          <table:table-cell office:value-type="string">
            <text:p>60 seats turboprop-powered airliner, upgrade version of Y-7</text:p>
          </table:table-cell>
          <table:table-cell table:number-columns-repeated="3"/>
        </table:table-row>
        <table:table-row table:style-name="ro1">
          <table:table-cell office:value-type="string">
            <text:p>MA-600</text:p>
          </table:table-cell>
          <table:table-cell office:value-type="string">
            <text:p>Xi'an</text:p>
          </table:table-cell>
          <table:table-cell office:value-type="string">
            <text:p>60 seats turboprop-powered airliner, upgrade version of MA-60</text:p>
          </table:table-cell>
          <table:table-cell table:number-columns-repeated="3"/>
        </table:table-row>
        <table:table-row table:style-name="ro1">
          <table:table-cell office:value-type="string">
            <text:p>MA700</text:p>
          </table:table-cell>
          <table:table-cell office:value-type="string">
            <text:p>Xi'an</text:p>
          </table:table-cell>
          <table:table-cell office:value-type="string">
            <text:p>70-to-80 seats turboprop-powered airliner, to be introduced in 2009</text:p>
          </table:table-cell>
          <table:table-cell table:number-columns-repeated="3"/>
        </table:table-row>
        <table:table-row table:style-name="ro1">
          <table:table-cell office:value-type="string">
            <text:p>ARJ-21</text:p>
          </table:table-cell>
          <table:table-cell office:value-type="string">
            <text:p>ACAC</text:p>
          </table:table-cell>
          <table:table-cell office:value-type="string">
            <text:p>70-90 seats advanced regional jet airliner</text:p>
          </table:table-cell>
          <table:table-cell table:number-columns-repeated="3"/>
        </table:table-row>
        <table:table-row table:style-name="ro1">
          <table:table-cell office:value-type="string">
            <text:p>C919</text:p>
          </table:table-cell>
          <table:table-cell office:value-type="string">
            <text:p>Comac</text:p>
          </table:table-cell>
          <table:table-cell office:value-type="string">
            <text:p>168-190 seat twin-jet airliner</text:p>
          </table:table-cell>
          <table:table-cell table:number-columns-repeated="3"/>
        </table:table-row>
        <table:table-row table:style-name="ro1">
          <table:table-cell office:value-type="string">
            <text:p>AG600</text:p>
          </table:table-cell>
          <table:table-cell office:value-type="string">
            <text:p>AVIC</text:p>
          </table:table-cell>
          <table:table-cell office:value-type="string">
            <text:p>large amphibious aircraft</text:p>
          </table:table-cell>
          <table:table-cell table:number-columns-repeated="3"/>
        </table:table-row>
        <table:table-row table:style-name="ro1">
          <table:table-cell office:value-type="string">
            <text:p>CR929</text:p>
          </table:table-cell>
          <table:table-cell office:value-type="string">
            <text:p>Comac</text:p>
          </table:table-cell>
          <table:table-cell office:value-type="string">
            <text:p>300 seat airliner, in development</text:p>
          </table:table-cell>
          <table:table-cell table:number-columns-repeated="3"/>
        </table:table-row>
        <table:table-row table:style-name="ro1">
          <table:table-cell office:value-type="string">
            <text:p>C939</text:p>
          </table:table-cell>
          <table:table-cell office:value-type="string">
            <text:p>Comac</text:p>
          </table:table-cell>
          <table:table-cell office:value-type="string">
            <text:p>400 seat airliner, in development</text:p>
          </table:table-cell>
          <table:table-cell table:number-columns-repeated="3"/>
        </table:table-row>
        <table:table-row table:style-name="ro1">
          <table:table-cell office:value-type="string">
            <text:p>LE500</text:p>
          </table:table-cell>
          <table:table-cell office:value-type="string">
            <text:p>CATIC</text:p>
          </table:table-cell>
          <table:table-cell office:value-type="string">
            <text:p>Aircraft</text:p>
          </table:table-cell>
          <table:table-cell table:number-columns-repeated="3"/>
        </table:table-row>
        <table:table-row table:style-name="ro1">
          <table:table-cell office:value-type="string">
            <text:p>HO300</text:p>
          </table:table-cell>
          <table:table-cell office:value-type="string">
            <text:p>SAMC</text:p>
          </table:table-cell>
          <table:table-cell office:value-type="string">
            <text:p>Amphibious</text:p>
          </table:table-cell>
          <table:table-cell table:number-columns-repeated="3"/>
        </table:table-row>
        <table:table-row table:style-name="ro1">
          <table:table-cell office:value-type="string">
            <text:p>D-600</text:p>
          </table:table-cell>
          <table:table-cell office:value-type="string">
            <text:p>China Aero-Vehicle Research Institute</text:p>
          </table:table-cell>
          <table:table-cell office:value-type="string">
            <text:p>Waterbomber</text:p>
          </table:table-cell>
          <table:table-cell table:number-columns-repeated="3"/>
        </table:table-row>
        <table:table-row table:style-name="ro1">
          <table:table-cell office:value-type="string">
            <text:p>Primus 100</text:p>
          </table:table-cell>
          <table:table-cell office:value-type="string">
            <text:p>China Aviation Industry General Aircraft</text:p>
          </table:table-cell>
          <table:table-cell office:value-type="string">
            <text:p>Business plane</text:p>
          </table:table-cell>
          <table:table-cell table:number-columns-repeated="3"/>
        </table:table-row>
        <table:table-row table:style-name="ro1">
          <table:table-cell office:value-type="string">
            <text:p>Primus 150 (E1000)</text:p>
          </table:table-cell>
          <table:table-cell office:value-type="string">
            <text:p>China Aviation Industry General Aircraft</text:p>
          </table:table-cell>
          <table:table-cell office:value-type="string">
            <text:p>Business plane</text:p>
          </table:table-cell>
          <table:table-cell table:number-columns-repeated="3"/>
        </table:table-row>
        <table:table-row table:style-name="ro1">
          <table:table-cell office:value-type="string">
            <text:p>Starlight 100</text:p>
          </table:table-cell>
          <table:table-cell office:value-type="string">
            <text:p>China Aviation Industry General Aircraft</text:p>
          </table:table-cell>
          <table:table-cell office:value-type="string">
            <text:p>Business plane</text:p>
          </table:table-cell>
          <table:table-cell table:number-columns-repeated="3"/>
        </table:table-row>
        <table:table-row table:style-name="ro1">
          <table:table-cell office:value-type="string">
            <text:p>Starlight 200</text:p>
          </table:table-cell>
          <table:table-cell office:value-type="string">
            <text:p>China Aviation Industry General Aircraft</text:p>
          </table:table-cell>
          <table:table-cell office:value-type="string">
            <text:p>Business plane</text:p>
          </table:table-cell>
          <table:table-cell table:number-columns-repeated="3"/>
        </table:table-row>
        <table:table-row table:style-name="ro1">
          <table:table-cell office:value-type="string">
            <text:p>A2C</text:p>
          </table:table-cell>
          <table:table-cell office:value-type="string">
            <text:p>China Special Aero-Vehicle Research Institute</text:p>
          </table:table-cell>
          <table:table-cell office:value-type="string">
            <text:p>Multipurpose</text:p>
          </table:table-cell>
          <table:table-cell table:number-columns-repeated="3"/>
        </table:table-row>
        <table:table-row table:style-name="ro1">
          <table:table-cell office:value-type="string">
            <text:p>Y15-2000</text:p>
          </table:table-cell>
          <table:table-cell office:value-type="string">
            <text:p>SAMC</text:p>
          </table:table-cell>
          <table:table-cell office:value-type="string">
            <text:p>Multipurpose</text:p>
          </table:table-cell>
          <table:table-cell table:number-columns-repeated="3"/>
        </table:table-row>
        <table:table-row table:style-name="ro1">
          <table:table-cell office:value-type="string">
            <text:p>Z-5</text:p>
          </table:table-cell>
          <table:table-cell office:value-type="string">
            <text:p>Harbin</text:p>
          </table:table-cell>
          <table:table-cell office:value-type="string">
            <text:p>Copy of Mi-4, retired</text:p>
          </table:table-cell>
          <table:table-cell table:number-columns-repeated="3"/>
        </table:table-row>
        <table:table-row table:style-name="ro1">
          <table:table-cell office:value-type="string">
            <text:p>Z-6</text:p>
          </table:table-cell>
          <table:table-cell office:value-type="string">
            <text:p>Harbin</text:p>
          </table:table-cell>
          <table:table-cell office:value-type="string">
            <text:p>Turboshaft version of the Z-5, fitted with a Dongan WZ-5 turboshaft engine</text:p>
          </table:table-cell>
          <table:table-cell table:number-columns-repeated="3"/>
        </table:table-row>
        <table:table-row table:style-name="ro1">
          <table:table-cell office:value-type="string">
            <text:p>Z-7</text:p>
          </table:table-cell>
          <table:table-cell office:value-type="string">
            <text:p>Changhe</text:p>
          </table:table-cell>
          <table:table-cell office:value-type="string">
            <text:p>Cancelled</text:p>
          </table:table-cell>
          <table:table-cell table:number-columns-repeated="3"/>
        </table:table-row>
        <table:table-row table:style-name="ro1">
          <table:table-cell office:value-type="string">
            <text:p>Z-8</text:p>
          </table:table-cell>
          <table:table-cell office:value-type="string">
            <text:p>Changhe</text:p>
          </table:table-cell>
          <table:table-cell office:value-type="string">
            <text:p>License-built SA321Ja Super Frelon</text:p>
          </table:table-cell>
          <table:table-cell table:number-columns-repeated="3"/>
        </table:table-row>
        <table:table-row table:style-name="ro1">
          <table:table-cell office:value-type="string">
            <text:p>Z-9</text:p>
          </table:table-cell>
          <table:table-cell office:value-type="string">
            <text:p>Harbin</text:p>
          </table:table-cell>
          <table:table-cell office:value-type="string">
            <text:p>License-built Eurocopter Dauphin</text:p>
          </table:table-cell>
          <table:table-cell table:number-columns-repeated="3"/>
        </table:table-row>
        <table:table-row table:style-name="ro1">
          <table:table-cell office:value-type="string">
            <text:p>WZ-10</text:p>
          </table:table-cell>
          <table:table-cell office:value-type="string">
            <text:p>Changhe</text:p>
          </table:table-cell>
          <table:table-cell office:value-type="string">
            <text:p>Chinese Attack helicopter</text:p>
          </table:table-cell>
          <table:table-cell table:number-columns-repeated="3"/>
        </table:table-row>
        <table:table-row table:style-name="ro1">
          <table:table-cell office:value-type="string">
            <text:p>Z-11</text:p>
          </table:table-cell>
          <table:table-cell office:value-type="string">
            <text:p>Changhe</text:p>
          </table:table-cell>
          <table:table-cell office:value-type="string">
            <text:p>License-built Eurocopter AS350</text:p>
          </table:table-cell>
          <table:table-cell table:number-columns-repeated="3"/>
        </table:table-row>
        <table:table-row table:style-name="ro1">
          <table:table-cell office:value-type="string">
            <text:p>Z-15</text:p>
          </table:table-cell>
          <table:table-cell office:value-type="string">
            <text:p>AVIC</text:p>
          </table:table-cell>
          <table:table-cell office:value-type="string">
            <text:p>Chinese-French 6,000 kg-class medium military transport helicopter</text:p>
          </table:table-cell>
          <table:table-cell table:number-columns-repeated="3"/>
        </table:table-row>
        <table:table-row table:style-name="ro1">
          <table:table-cell office:value-type="string">
            <text:p>Z-18</text:p>
          </table:table-cell>
          <table:table-cell office:value-type="string">
            <text:p>Changhe</text:p>
          </table:table-cell>
          <table:table-cell office:value-type="string">
            <text:p>Chinese Medium transport/utility helicopter</text:p>
          </table:table-cell>
          <table:table-cell table:number-columns-repeated="3"/>
        </table:table-row>
        <table:table-row table:style-name="ro1">
          <table:table-cell office:value-type="string">
            <text:p>Z-19</text:p>
          </table:table-cell>
          <table:table-cell office:value-type="string">
            <text:p>Harbin</text:p>
          </table:table-cell>
          <table:table-cell office:value-type="string">
            <text:p>5,000 to 5,500 kg twin-engined light helicopter development, derived from Z-9</text:p>
          </table:table-cell>
          <table:table-cell table:number-columns-repeated="3"/>
        </table:table-row>
        <table:table-row table:style-name="ro1">
          <table:table-cell office:value-type="string">
            <text:p>Z-20</text:p>
          </table:table-cell>
          <table:table-cell office:value-type="string">
            <text:p>Harbin</text:p>
          </table:table-cell>
          <table:table-cell office:value-type="string">
            <text:p>Chinese Medium transport/utility helicopter in development</text:p>
          </table:table-cell>
          <table:table-cell table:number-columns-repeated="3"/>
        </table:table-row>
        <table:table-row table:style-name="ro1">
          <table:table-cell office:value-type="string">
            <text:p>HC120</text:p>
          </table:table-cell>
          <table:table-cell office:value-type="string">
            <text:p>Harbin</text:p>
          </table:table-cell>
          <table:table-cell office:value-type="string">
            <text:p>Cooperative design with Eurocopter</text:p>
          </table:table-cell>
          <table:table-cell table:number-columns-repeated="3"/>
        </table:table-row>
        <table:table-row table:style-name="ro1">
          <table:table-cell office:value-type="string">
            <text:p>AC311</text:p>
          </table:table-cell>
          <table:table-cell office:value-type="string">
            <text:p>AVIC</text:p>
          </table:table-cell>
          <table:table-cell office:value-type="string">
            <text:p>Civilian helicopter</text:p>
          </table:table-cell>
          <table:table-cell table:number-columns-repeated="3"/>
        </table:table-row>
        <table:table-row table:style-name="ro1">
          <table:table-cell office:value-type="string">
            <text:p>AC313</text:p>
          </table:table-cell>
          <table:table-cell office:value-type="string">
            <text:p>AVIC</text:p>
          </table:table-cell>
          <table:table-cell office:value-type="string">
            <text:p>Civilian helicopter, developed from the Changhe Z-8</text:p>
          </table:table-cell>
          <table:table-cell table:number-columns-repeated="3"/>
        </table:table-row>
        <table:table-row table:style-name="ro1">
          <table:table-cell office:value-type="string">
            <text:p>AC310</text:p>
          </table:table-cell>
          <table:table-cell office:value-type="string">
            <text:p>AVIC</text:p>
          </table:table-cell>
          <table:table-cell office:value-type="string">
            <text:p>Civilian helicopter</text:p>
          </table:table-cell>
          <table:table-cell table:number-columns-repeated="3"/>
        </table:table-row>
      </table:table>
      <table:table table:name="Codes" table:style-name="ta1" table:print="false">
        <table:table-column table:style-name="co4" table:number-columns-repeated="5" table:default-cell-style-name="Default"/>
        <table:table-row table:style-name="ro1">
          <table:table-cell office:value-type="string">
            <text:p>Abbreviations</text:p>
          </table:table-cell>
          <table:table-cell office:value-type="string">
            <text:p>Aircraft Type</text:p>
          </table:table-cell>
          <table:table-cell office:value-type="string">
            <text:p>Traditional Chinese</text:p>
          </table:table-cell>
          <table:table-cell office:value-type="string">
            <text:p>Simplified Chinese</text:p>
          </table:table-cell>
          <table:table-cell office:value-type="string">
            <text:p>Pinyin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Bomber</text:p>
          </table:table-cell>
          <table:table-cell office:value-type="string">
            <text:p>轟炸機</text:p>
          </table:table-cell>
          <table:table-cell office:value-type="string">
            <text:p>轰炸机</text:p>
          </table:table-cell>
          <table:table-cell office:value-type="string">
            <text:p>HōngZhàJī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Fighter aircraft</text:p>
          </table:table-cell>
          <table:table-cell office:value-type="string">
            <text:p>殲擊機</text:p>
          </table:table-cell>
          <table:table-cell office:value-type="string">
            <text:p>歼击机</text:p>
          </table:table-cell>
          <table:table-cell office:value-type="string">
            <text:p>JiānJīJī</text:p>
          </table:table-cell>
        </table:table-row>
        <table:table-row table:style-name="ro1">
          <table:table-cell office:value-type="string">
            <text:p>JH</text:p>
          </table:table-cell>
          <table:table-cell office:value-type="string">
            <text:p>Fighter-bomber</text:p>
          </table:table-cell>
          <table:table-cell office:value-type="string">
            <text:p>殲擊轟炸機</text:p>
          </table:table-cell>
          <table:table-cell office:value-type="string">
            <text:p>歼击轰炸机</text:p>
          </table:table-cell>
          <table:table-cell office:value-type="string">
            <text:p>JiānJī HōngZhàJī</text:p>
          </table:table-cell>
        </table:table-row>
        <table:table-row table:style-name="ro1">
          <table:table-cell office:value-type="string">
            <text:p>JJ</text:p>
          </table:table-cell>
          <table:table-cell office:value-type="string">
            <text:p>Operational conversion trainer</text:p>
          </table:table-cell>
          <table:table-cell office:value-type="string">
            <text:p>殲擊教練機</text:p>
          </table:table-cell>
          <table:table-cell office:value-type="string">
            <text:p>歼击教练机</text:p>
          </table:table-cell>
          <table:table-cell office:value-type="string">
            <text:p>JiānJī JiàoLiànJī</text:p>
          </table:table-cell>
        </table:table-row>
        <table:table-row table:style-name="ro1">
          <table:table-cell office:value-type="string">
            <text:p>JZ</text:p>
          </table:table-cell>
          <table:table-cell office:value-type="string">
            <text:p>Reconnaissance fighter</text:p>
          </table:table-cell>
          <table:table-cell office:value-type="string">
            <text:p>殲擊偵察機</text:p>
          </table:table-cell>
          <table:table-cell office:value-type="string">
            <text:p>歼击侦察机</text:p>
          </table:table-cell>
          <table:table-cell office:value-type="string">
            <text:p>JiānJī ZhēnCháJī</text:p>
          </table:table-cell>
        </table:table-row>
        <table:table-row table:style-name="ro1">
          <table:table-cell office:value-type="string">
            <text:p>KJ</text:p>
          </table:table-cell>
          <table:table-cell office:value-type="string">
            <text:p>Airborne early warning and control</text:p>
          </table:table-cell>
          <table:table-cell office:value-type="string">
            <text:p>預警機</text:p>
          </table:table-cell>
          <table:table-cell office:value-type="string">
            <text:p>预警机</text:p>
          </table:table-cell>
          <table:table-cell office:value-type="string">
            <text:p>YùJingJī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Ground attack aircraft</text:p>
          </table:table-cell>
          <table:table-cell office:value-type="string">
            <text:p>強擊機</text:p>
          </table:table-cell>
          <table:table-cell office:value-type="string">
            <text:p>强击机</text:p>
          </table:table-cell>
          <table:table-cell office:value-type="string">
            <text:p>QiángJīJī</text:p>
          </table:table-cell>
        </table:table-row>
        <table:table-row table:style-name="ro1">
          <table:table-cell office:value-type="string">
            <text:p>L/JL</text:p>
          </table:table-cell>
          <table:table-cell office:value-type="string">
            <text:p>Trainer</text:p>
          </table:table-cell>
          <table:table-cell office:value-type="string">
            <text:p>敎練機</text:p>
          </table:table-cell>
          <table:table-cell office:value-type="string">
            <text:p>教练机</text:p>
          </table:table-cell>
          <table:table-cell office:value-type="string">
            <text:p>JiàoLiànJī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Transport aircraft</text:p>
          </table:table-cell>
          <table:table-cell office:value-type="string">
            <text:p>運輸機</text:p>
          </table:table-cell>
          <table:table-cell office:value-type="string">
            <text:p>运输机</text:p>
          </table:table-cell>
          <table:table-cell office:value-type="string">
            <text:p>YùnShūJī</text:p>
          </table:table-cell>
        </table:table-row>
        <table:table-row table:style-name="ro2">
          <table:table-cell office:value-type="string">
            <text:p>Z</text:p>
          </table:table-cell>
          <table:table-cell office:value-type="string">
            <text:p>Helicopter</text:p>
          </table:table-cell>
          <table:table-cell office:value-type="string">
            <text:p>直升機(直昇機)</text:p>
          </table:table-cell>
          <table:table-cell office:value-type="string">
            <text:p>直升机</text:p>
          </table:table-cell>
          <table:table-cell office:value-type="string">
            <text:p>ZhíShēngJī</text:p>
          </table:table-cell>
        </table:table-row>
      </table:table>
      <table:table table:name="Engines" table:style-name="ta1" table:print="false"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Engine Type</text:p>
          </table:table-cell>
          <table:table-cell office:value-type="string">
            <text:p>Designation</text:p>
          </table:table-cell>
          <table:table-cell office:value-type="string">
            <text:p>Thrust</text:p>
          </table:table-cell>
          <table:table-cell office:value-type="string">
            <text:p>Used by</text:p>
          </table:table-cell>
          <table:table-cell office:value-type="string">
            <text:p>Remarks</text:p>
          </table:table-cell>
          <table:table-cell table:number-columns-repeated="4"/>
        </table:table-row>
        <table:table-row table:style-name="ro3">
          <table:table-cell office:value-type="string">
            <text:p>Turbojet</text:p>
          </table:table-cell>
          <table:table-cell office:value-type="string">
            <text:p>PF-1</text:p>
          </table:table-cell>
          <table:table-cell/>
          <table:table-cell office:value-type="string">
            <text:p>Shenyang JJ-1 (cancelled)</text:p>
          </table:table-cell>
          <table:table-cell office:value-type="string">
            <text:p>A small turbojet engine based on the WP-5, which was a copy of the Soviet Klimov VK-1F.</text:p>
          </table:table-cell>
          <table:table-cell table:number-columns-repeated="4"/>
        </table:table-row>
        <table:table-row table:style-name="ro3">
          <table:table-cell office:value-type="string">
            <text:p>Turbojet</text:p>
          </table:table-cell>
          <table:table-cell office:value-type="string">
            <text:p>WP-5</text:p>
          </table:table-cell>
          <table:table-cell/>
          <table:table-cell office:value-type="string">
            <text:p>Shenyang J-5, Harbin H-5</text:p>
          </table:table-cell>
          <table:table-cell office:value-type="string">
            <text:p>A licensed copy of Soviet Klimov VK-1 turbojet, which was derived from the Rolls-Royce Nene engine. Built at the Shenyang Liming Aircraft Engine Company.</text:p>
          </table:table-cell>
          <table:table-cell table:number-columns-repeated="4"/>
        </table:table-row>
        <table:table-row table:style-name="ro1">
          <table:table-cell office:value-type="string">
            <text:p>Turbojet</text:p>
          </table:table-cell>
          <table:table-cell office:value-type="string">
            <text:p>WP-5D</text:p>
          </table:table-cell>
          <table:table-cell office:value-type="string">
            <text:p>26.5 kN</text:p>
          </table:table-cell>
          <table:table-cell office:value-type="string">
            <text:p>Shenyang JJ-5 trainer</text:p>
          </table:table-cell>
          <table:table-cell office:value-type="string">
            <text:p>Produced by Xi'an (XAE)</text:p>
          </table:table-cell>
          <table:table-cell table:number-columns-repeated="4"/>
        </table:table-row>
        <table:table-row table:style-name="ro3">
          <table:table-cell office:value-type="string">
            <text:p>Turbojet</text:p>
          </table:table-cell>
          <table:table-cell office:value-type="string">
            <text:p>WP-6</text:p>
          </table:table-cell>
          <table:table-cell/>
          <table:table-cell office:value-type="string">
            <text:p>Shenyang J-6, Nanchang Q-5</text:p>
          </table:table-cell>
          <table:table-cell office:value-type="string">
            <text:p>Based on the Soviet Tumansky R-9BF-811 jet engine</text:p>
          </table:table-cell>
          <table:table-cell table:number-columns-repeated="4"/>
        </table:table-row>
        <table:table-row table:style-name="ro1">
          <table:table-cell office:value-type="string">
            <text:p>Turbojet</text:p>
          </table:table-cell>
          <table:table-cell office:value-type="string">
            <text:p>WP-6A</text:p>
          </table:table-cell>
          <table:table-cell office:value-type="string">
            <text:p>29.42/36.78 kN</text:p>
          </table:table-cell>
          <table:table-cell office:value-type="string">
            <text:p>Shenyang J-6 I, Nanchang Q-5</text:p>
          </table:table-cell>
          <table:table-cell office:value-type="string">
            <text:p>Improved WP-6</text:p>
          </table:table-cell>
          <table:table-cell table:number-columns-repeated="4"/>
        </table:table-row>
        <table:table-row table:style-name="ro1">
          <table:table-cell office:value-type="string">
            <text:p>Turbojet</text:p>
          </table:table-cell>
          <table:table-cell office:value-type="string">
            <text:p>WP-6Z</text:p>
          </table:table-cell>
          <table:table-cell/>
          <table:table-cell office:value-type="string">
            <text:p>Nanchang J-12 (cancelled)</text:p>
          </table:table-cell>
          <table:table-cell table:number-columns-repeated="5"/>
        </table:table-row>
        <table:table-row table:style-name="ro3">
          <table:table-cell office:value-type="string">
            <text:p>Turbojet</text:p>
          </table:table-cell>
          <table:table-cell office:value-type="string">
            <text:p>WP-7</text:p>
          </table:table-cell>
          <table:table-cell office:value-type="string">
            <text:p>43.15 kN</text:p>
          </table:table-cell>
          <table:table-cell/>
          <table:table-cell office:value-type="string">
            <text:p>Based on the Soviet Tumansky R-11-300 afterburning turbojet. Many upgrades and new variants have been developed from the basic engine.</text:p>
          </table:table-cell>
          <table:table-cell table:number-columns-repeated="4"/>
        </table:table-row>
        <table:table-row table:style-name="ro3">
          <table:table-cell office:value-type="string">
            <text:p>Turbojet</text:p>
          </table:table-cell>
          <table:table-cell office:value-type="string">
            <text:p>WP-8</text:p>
          </table:table-cell>
          <table:table-cell office:value-type="string">
            <text:p>93.2 kN</text:p>
          </table:table-cell>
          <table:table-cell office:value-type="string">
            <text:p>Xian H-6</text:p>
          </table:table-cell>
          <table:table-cell office:value-type="string">
            <text:p>Based on the Mikulin AM-3M-500 turbojet.[2]</text:p>
          </table:table-cell>
          <table:table-cell table:number-columns-repeated="4"/>
        </table:table-row>
        <table:table-row table:style-name="ro1">
          <table:table-cell office:value-type="string">
            <text:p>Turbojet</text:p>
          </table:table-cell>
          <table:table-cell office:value-type="string">
            <text:p>WP-9</text:p>
          </table:table-cell>
          <table:table-cell/>
          <table:table-cell office:value-type="string">
            <text:p>Shanghai Y-10 (cancelled)</text:p>
          </table:table-cell>
          <table:table-cell office:value-type="string">
            <text:p>Based on the Pratt &amp; Whitney JT3C, cancelled</text:p>
          </table:table-cell>
          <table:table-cell table:number-columns-repeated="4"/>
        </table:table-row>
        <table:table-row table:style-name="ro1">
          <table:table-cell office:value-type="string">
            <text:p>Turbojet</text:p>
          </table:table-cell>
          <table:table-cell office:value-type="string">
            <text:p>WP-10</text:p>
          </table:table-cell>
          <table:table-cell table:number-columns-repeated="7"/>
        </table:table-row>
        <table:table-row table:style-name="ro3">
          <table:table-cell office:value-type="string">
            <text:p>Turbojet</text:p>
          </table:table-cell>
          <table:table-cell office:value-type="string">
            <text:p>WP-11</text:p>
          </table:table-cell>
          <table:table-cell/>
          <table:table-cell office:value-type="string">
            <text:p>Beijing WZ-5, HY-4 anti-ship missile</text:p>
          </table:table-cell>
          <table:table-cell office:value-type="string">
            <text:p>Small turbojet engine made by China National Aero-Engine Corporation (CAREC). Similar to the Turboméca Marboré.</text:p>
          </table:table-cell>
          <table:table-cell table:number-columns-repeated="4"/>
        </table:table-row>
        <table:table-row table:style-name="ro1">
          <table:table-cell office:value-type="string">
            <text:p>Turbojet</text:p>
          </table:table-cell>
          <table:table-cell office:value-type="string">
            <text:p>WP-12</text:p>
          </table:table-cell>
          <table:table-cell table:number-columns-repeated="7"/>
        </table:table-row>
        <table:table-row table:style-name="ro3">
          <table:table-cell office:value-type="string">
            <text:p>Turbojet</text:p>
          </table:table-cell>
          <table:table-cell office:value-type="string">
            <text:p>WP-13</text:p>
          </table:table-cell>
          <table:table-cell office:value-type="string">
            <text:p>39.9/63.7 kN</text:p>
          </table:table-cell>
          <table:table-cell office:value-type="string">
            <text:p>Chengdu J-7</text:p>
          </table:table-cell>
          <table:table-cell office:value-type="string">
            <text:p>A Chinese engine based on the Tumansky R-13-300 turbojet. Several variants were made.</text:p>
          </table:table-cell>
          <table:table-cell table:number-columns-repeated="4"/>
        </table:table-row>
        <table:table-row table:style-name="ro1">
          <table:table-cell office:value-type="string">
            <text:p>Turbojet</text:p>
          </table:table-cell>
          <table:table-cell office:value-type="string">
            <text:p>WP-13A</text:p>
          </table:table-cell>
          <table:table-cell office:value-type="string">
            <text:p>44.1/66.7 kN</text:p>
          </table:table-cell>
          <table:table-cell table:number-columns-repeated="6"/>
        </table:table-row>
        <table:table-row table:style-name="ro1">
          <table:table-cell office:value-type="string">
            <text:p>Turbojet</text:p>
          </table:table-cell>
          <table:table-cell office:value-type="string">
            <text:p>WP-13A-II</text:p>
          </table:table-cell>
          <table:table-cell office:value-type="string">
            <text:p>42.7/65.9 kN [1][2]</text:p>
          </table:table-cell>
          <table:table-cell office:value-type="string">
            <text:p>Shenyang J-8II</text:p>
          </table:table-cell>
          <table:table-cell office:value-type="string">
            <text:p>Produced by Liming Aircraft Engine Company</text:p>
          </table:table-cell>
          <table:table-cell table:number-columns-repeated="4"/>
        </table:table-row>
        <table:table-row table:style-name="ro3">
          <table:table-cell office:value-type="string">
            <text:p>Turbojet</text:p>
          </table:table-cell>
          <table:table-cell office:value-type="string">
            <text:p>WP-13F Used on F-7PG aircraft</text:p>
          </table:table-cell>
          <table:table-cell office:value-type="string">
            <text:p>44.1/66.7 kN</text:p>
          </table:table-cell>
          <table:table-cell office:value-type="string">
            <text:p>Chengdu J-7, JL-9</text:p>
          </table:table-cell>
          <table:table-cell office:value-type="string">
            <text:p>-Produced by CHINA NATIONAL AERO TECHNOLOGY IMPORT AND EXPORT CORPORATION|-</text:p>
          </table:table-cell>
          <table:table-cell office:value-type="string">
            <text:p>WP-14 Kunlun</text:p>
          </table:table-cell>
          <table:table-cell office:value-type="string">
            <text:p>~75 kN with afterburn</text:p>
          </table:table-cell>
          <table:table-cell office:value-type="string">
            <text:p>Shenyang J-8III</text:p>
          </table:table-cell>
          <table:table-cell office:value-type="string">
            <text:p>Indigenous Chinese turbojet engine developed by Shenyang Aeroengine Research Institute.</text:p>
          </table:table-cell>
        </table:table-row>
        <table:table-row table:style-name="ro1">
          <table:table-cell office:value-type="string">
            <text:p>Turbojet</text:p>
          </table:table-cell>
          <table:table-cell office:value-type="string">
            <text:p>WP-14CKunlun-3</text:p>
          </table:table-cell>
          <table:table-cell/>
          <table:table-cell office:value-type="string">
            <text:p>Chengdu J-7, Shenyang J-8T, Guizhou JL-9</text:p>
          </table:table-cell>
          <table:table-cell office:value-type="string">
            <text:p>Improved WP-14</text:p>
          </table:table-cell>
          <table:table-cell table:number-columns-repeated="4"/>
        </table:table-row>
        <table:table-row table:style-name="ro3">
          <table:table-cell office:value-type="string">
            <text:p>Turbojet</text:p>
          </table:table-cell>
          <table:table-cell office:value-type="string">
            <text:p>WP-15</text:p>
          </table:table-cell>
          <table:table-cell office:value-type="string">
            <text:p>81.4 kN/122.58 kN[3]</text:p>
          </table:table-cell>
          <table:table-cell office:value-type="string">
            <text:p>Shenyang J-13 (cancelled)</text:p>
          </table:table-cell>
          <table:table-cell office:value-type="string">
            <text:p>Based on the Soviet Tumansky R-29-300 turbojet engine.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5</text:p>
          </table:table-cell>
          <table:table-cell office:value-type="string">
            <text:p>35 kN (7,900 lbf)</text:p>
          </table:table-cell>
          <table:table-cell office:value-type="string">
            <text:p>Harbin H-5 (testbed)</text:p>
          </table:table-cell>
          <table:table-cell office:value-type="string">
            <text:p>Cancelled; turbofan modification of WP-6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6</text:p>
          </table:table-cell>
          <table:table-cell/>
          <table:table-cell office:value-type="string">
            <text:p>Chengdu J-9, Shenyang J-13, Nanchang Q-6</text:p>
          </table:table-cell>
          <table:table-cell office:value-type="string">
            <text:p>Cancelled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6A</text:p>
          </table:table-cell>
          <table:table-cell table:number-columns-repeated="2"/>
          <table:table-cell office:value-type="string">
            <text:p>Cancelled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8</text:p>
          </table:table-cell>
          <table:table-cell office:value-type="string">
            <text:p>80 kN (18,000 lbf)</text:p>
          </table:table-cell>
          <table:table-cell office:value-type="string">
            <text:p>Shanghai Y-10 (cancelled)</text:p>
          </table:table-cell>
          <table:table-cell office:value-type="string">
            <text:p>Cancelled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9 Qinling</text:p>
          </table:table-cell>
          <table:table-cell office:value-type="string">
            <text:p>91.2 kN (20,500 lbf)</text:p>
          </table:table-cell>
          <table:table-cell office:value-type="string">
            <text:p>Xian JH-7, JH-7A</text:p>
          </table:table-cell>
          <table:table-cell office:value-type="string">
            <text:p>Licensed version of Rolls-Royce Spey RB.168 Mk 202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9A Qinling</text:p>
          </table:table-cell>
          <table:table-cell office:value-type="string">
            <text:p>97 kN (22,000 lbf)</text:p>
          </table:table-cell>
          <table:table-cell/>
          <table:table-cell office:value-type="string">
            <text:p>Improved WS-9; comparable to the French SNECMA M53-P2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10A Taihang</text:p>
          </table:table-cell>
          <table:table-cell office:value-type="string">
            <text:p>120–140 kN (27,000–31,000 lbf)</text:p>
          </table:table-cell>
          <table:table-cell office:value-type="string">
            <text:p>Chengdu J-10, Shenyang J-11</text:p>
          </table:table-cell>
          <table:table-cell office:value-type="string">
            <text:p>Indigenous Thrust/Weight: 7.5 replacement for Saturn AL-31 and AL-31F.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10G Taihang</text:p>
          </table:table-cell>
          <table:table-cell office:value-type="string">
            <text:p>155 kN (35,000 lbf)</text:p>
          </table:table-cell>
          <table:table-cell office:value-type="string">
            <text:p>Chengdu J-20</text:p>
          </table:table-cell>
          <table:table-cell office:value-type="string">
            <text:p>Modified Taihang with Thrust/Weight: 9.[4]Currently used as interim powerplant for Chengdu J-20 fighters.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11</text:p>
          </table:table-cell>
          <table:table-cell office:value-type="string">
            <text:p>16.87 kN (3,790 lbf)</text:p>
          </table:table-cell>
          <table:table-cell office:value-type="string">
            <text:p>Hongdu L-11</text:p>
          </table:table-cell>
          <table:table-cell office:value-type="string">
            <text:p>Licensed version of the AI-25TLK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12 Tianshan</text:p>
          </table:table-cell>
          <table:table-cell/>
          <table:table-cell office:value-type="string">
            <text:p>Not in use.</text:p>
          </table:table-cell>
          <table:table-cell office:value-type="string">
            <text:p>Cancelled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12B Tianshan</text:p>
          </table:table-cell>
          <table:table-cell/>
          <table:table-cell office:value-type="string">
            <text:p>Not in use.</text:p>
          </table:table-cell>
          <table:table-cell office:value-type="string">
            <text:p>Cancelled. Heavier, improved WS-12. Designed to be used by the Xian JH-7B.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12C Tianshan</text:p>
          </table:table-cell>
          <table:table-cell office:value-type="string">
            <text:p>80 kN (18,000 lbf)</text:p>
          </table:table-cell>
          <table:table-cell office:value-type="string">
            <text:p>Not in use</text:p>
          </table:table-cell>
          <table:table-cell office:value-type="string">
            <text:p>Cancelled. Designed to be used by the Comac ARJ21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13 Taishan</text:p>
          </table:table-cell>
          <table:table-cell office:value-type="string">
            <text:p>86.37 kN (19,420 lbf)</text:p>
          </table:table-cell>
          <table:table-cell office:value-type="string">
            <text:p>CAC/PAC JF-17, Hongdu GJ-11, CASC CH-7</text:p>
          </table:table-cell>
          <table:table-cell office:value-type="string">
            <text:p>9 ton thrust. Indigenous Thrust/Weight: 7.8 upgrade for RD-93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13E Taishan</text:p>
          </table:table-cell>
          <table:table-cell office:value-type="string">
            <text:p>100 kN (22,000 lbf)</text:p>
          </table:table-cell>
          <table:table-cell office:value-type="string">
            <text:p>Shenyang FC-31</text:p>
          </table:table-cell>
          <table:table-cell office:value-type="string">
            <text:p>Upgraded version of WS-13. Currently used as interim powerplant for Shenyang FC-31 fighters.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15 Emei</text:p>
          </table:table-cell>
          <table:table-cell office:value-type="string">
            <text:p>181.37 kN (40,770 lbf)[5]</text:p>
          </table:table-cell>
          <table:table-cell office:value-type="string">
            <text:p>Chengdu J-20</text:p>
          </table:table-cell>
          <table:table-cell office:value-type="string">
            <text:p>Described by Russian sources as the "18-ton" thrust, T/W: 9-10 project.[6] Under development for use by Chengdu J-20.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17 Minshan</text:p>
          </table:table-cell>
          <table:table-cell office:value-type="string">
            <text:p>39–49 kN (8,800–11,000 lbf)</text:p>
          </table:table-cell>
          <table:table-cell office:value-type="string">
            <text:p>Hongdu L-15</text:p>
          </table:table-cell>
          <table:table-cell office:value-type="string">
            <text:p>Medium Thrust-Turbofan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WS-19</text:p>
          </table:table-cell>
          <table:table-cell office:value-type="string">
            <text:p>110 kN (25,000 lbf)</text:p>
          </table:table-cell>
          <table:table-cell office:value-type="string">
            <text:p>CAC/PAC JF-17, Shenyang FC-31</text:p>
          </table:table-cell>
          <table:table-cell office:value-type="string">
            <text:p>11 ton thrust. Under development for use by CAC/PAC JF-17 and Shenyang FC-31 fighters.</text:p>
          </table:table-cell>
          <table:table-cell table:number-columns-repeated="4"/>
        </table:table-row>
        <table:table-row table:style-name="ro1">
          <table:table-cell office:value-type="string">
            <text:p>Turbofan</text:p>
          </table:table-cell>
          <table:table-cell office:value-type="string">
            <text:p>Jiuzhai</text:p>
          </table:table-cell>
          <table:table-cell office:value-type="string">
            <text:p>9.8 kN (2,200 lbf)</text:p>
          </table:table-cell>
          <table:table-cell/>
          <table:table-cell office:value-type="string">
            <text:p>Medium Thrust-Turbofan[7]</text:p>
          </table:table-cell>
          <table:table-cell table:number-columns-repeated="4"/>
        </table:table-row>
        <table:table-row table:style-name="ro1">
          <table:table-cell office:value-type="string">
            <text:p>Turboprop/Turboshaft</text:p>
          </table:table-cell>
          <table:table-cell office:value-type="string">
            <text:p>WJ-5</text:p>
          </table:table-cell>
          <table:table-cell table:number-columns-repeated="7"/>
        </table:table-row>
        <table:table-row table:style-name="ro1">
          <table:table-cell office:value-type="string">
            <text:p>Turboprop/Turboshaft</text:p>
          </table:table-cell>
          <table:table-cell table:style-name="ce1" office:value-type="string">
            <text:p>WJ-6</text:p>
          </table:table-cell>
          <table:table-cell table:number-columns-repeated="7"/>
        </table:table-row>
        <table:table-row table:style-name="ro1">
          <table:table-cell office:value-type="string">
            <text:p>Turboprop/Turboshaft</text:p>
          </table:table-cell>
          <table:table-cell table:style-name="ce1" office:value-type="string">
            <text:p>WJ-9</text:p>
          </table:table-cell>
          <table:table-cell table:number-columns-repeated="7"/>
        </table:table-row>
        <table:table-row table:style-name="ro1">
          <table:table-cell office:value-type="string">
            <text:p>Turboprop/Turboshaft</text:p>
          </table:table-cell>
          <table:table-cell table:style-name="ce1" office:value-type="string">
            <text:p>WZ-5</text:p>
          </table:table-cell>
          <table:table-cell table:number-columns-repeated="7"/>
        </table:table-row>
        <table:table-row table:style-name="ro1">
          <table:table-cell office:value-type="string">
            <text:p>Turboprop/Turboshaft</text:p>
          </table:table-cell>
          <table:table-cell table:style-name="ce1" office:value-type="string">
            <text:p>WZ-6</text:p>
          </table:table-cell>
          <table:table-cell table:number-columns-repeated="7"/>
        </table:table-row>
        <table:table-row table:style-name="ro1">
          <table:table-cell office:value-type="string">
            <text:p>Turboprop/Turboshaft</text:p>
          </table:table-cell>
          <table:table-cell table:style-name="ce1" office:value-type="string">
            <text:p>WZ-8</text:p>
          </table:table-cell>
          <table:table-cell table:number-columns-repeated="7"/>
        </table:table-row>
        <table:table-row table:style-name="ro1">
          <table:table-cell office:value-type="string">
            <text:p>Turboprop/Turboshaft</text:p>
          </table:table-cell>
          <table:table-cell table:style-name="ce1" office:value-type="string">
            <text:p>WZ-9</text:p>
          </table:table-cell>
          <table:table-cell table:number-columns-repeated="7"/>
        </table:table-row>
        <table:table-row table:style-name="ro1">
          <table:table-cell office:value-type="string">
            <text:p>Turboprop/Turboshaft</text:p>
          </table:table-cell>
          <table:table-cell table:style-name="ce1" office:value-type="string">
            <text:p>WZ-16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4">07/04/2022</text:date>, <text:time>22:5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arulli</meta:initial-creator>
    <meta:creation-date>2022-07-04T22:25:40</meta:creation-date>
    <dc:date>2022-07-04T22:53:54</dc:date>
    <dc:creator>Joseph Marulli</dc:creator>
    <meta:editing-duration>PT12M46S</meta:editing-duration>
    <meta:editing-cycles>1</meta:editing-cycles>
    <meta:document-statistic meta:table-count="3" meta:cell-count="536" meta:object-count="0"/>
    <meta:generator>OpenOffice/4.1.12$Unix OpenOffice.org_project/4112m1$Build-9809</meta:generator>
  </office:meta>
</office:document-meta>
</file>